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Devanagari2" svg:font-family="'Noto Sans Devanagari'" style:font-family-generic="swiss"/>
  </office:font-face-decls>
  <office:automatic-styles>
    <style:style style:name="P1" style:family="paragraph" style:parent-style-name="Standard">
      <style:paragraph-properties fo:text-align="justify" style:justify-single-word="false" style:writing-mode="lr-tb"/>
      <style:text-properties fo:font-size="12pt" officeooo:rsid="000a9103" officeooo:paragraph-rsid="000b4879" style:font-size-asian="12pt" style:font-size-complex="12pt"/>
    </style:style>
    <style:style style:name="P2" style:family="paragraph" style:parent-style-name="Standard">
      <style:paragraph-properties fo:text-align="justify" style:justify-single-word="false" style:writing-mode="lr-tb"/>
      <style:text-properties fo:font-size="12pt" officeooo:rsid="000a9103" officeooo:paragraph-rsid="000c7723" style:font-size-asian="12pt" style:font-size-complex="12pt"/>
    </style:style>
    <style:style style:name="P3" style:family="paragraph" style:parent-style-name="Standard">
      <style:paragraph-properties fo:text-align="justify" style:justify-single-word="false" style:writing-mode="lr-tb"/>
      <style:text-properties fo:font-size="12pt" officeooo:rsid="000a9103" officeooo:paragraph-rsid="0010f635" style:font-size-asian="12pt" style:font-size-complex="12pt"/>
    </style:style>
    <style:style style:name="P4" style:family="paragraph" style:parent-style-name="Standard">
      <style:paragraph-properties fo:text-align="justify" style:justify-single-word="false" style:writing-mode="lr-tb"/>
      <style:text-properties fo:font-size="12pt" officeooo:rsid="000a9103" officeooo:paragraph-rsid="001331cf" style:font-size-asian="12pt" style:font-size-complex="12pt"/>
    </style:style>
    <style:style style:name="P5" style:family="paragraph" style:parent-style-name="Standard">
      <style:paragraph-properties fo:text-align="justify" style:justify-single-word="false" style:writing-mode="lr-tb"/>
      <style:text-properties fo:font-size="12pt" officeooo:paragraph-rsid="0010f635" style:font-size-asian="12pt" style:font-size-complex="12pt"/>
    </style:style>
    <style:style style:name="P6" style:family="paragraph" style:parent-style-name="Standard">
      <style:paragraph-properties fo:text-align="justify" style:justify-single-word="false" style:writing-mode="lr-tb"/>
      <style:text-properties fo:font-size="12pt" officeooo:rsid="000d3745" officeooo:paragraph-rsid="000d3745" style:font-size-asian="12pt" style:font-size-complex="12pt"/>
    </style:style>
    <style:style style:name="P7" style:family="paragraph" style:parent-style-name="Standard">
      <style:paragraph-properties fo:text-align="justify" style:justify-single-word="false" style:writing-mode="lr-tb"/>
      <style:text-properties fo:font-size="12pt" officeooo:rsid="001291d5" officeooo:paragraph-rsid="001331cf" style:font-size-asian="12pt" style:font-size-complex="12pt"/>
    </style:style>
    <style:style style:name="P8"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a9103" officeooo:paragraph-rsid="000a9103" style:font-size-asian="12pt" style:font-style-asian="normal" style:font-weight-asian="normal" style:font-size-complex="12pt" style:text-emphasize="none"/>
    </style:style>
    <style:style style:name="P9"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a9103" officeooo:paragraph-rsid="000b4879" style:font-size-asian="12pt" style:font-style-asian="normal" style:font-weight-asian="normal" style:font-size-complex="12pt" style:text-emphasize="none"/>
    </style:style>
    <style:style style:name="P10"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a9103" officeooo:paragraph-rsid="001291d5" style:font-size-asian="12pt" style:font-style-asian="normal" style:font-weight-asian="normal" style:font-size-complex="12pt" style:text-emphasize="none"/>
    </style:style>
    <style:style style:name="P11"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291d5" officeooo:paragraph-rsid="001291d5" style:font-size-asian="12pt" style:font-style-asian="normal" style:font-weight-asian="normal" style:font-size-complex="12pt" style:text-emphasize="none"/>
    </style:style>
    <style:style style:name="P12"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291d5" officeooo:paragraph-rsid="0010f635" style:font-size-asian="12pt" style:font-style-asian="normal" style:font-weight-asian="normal" style:font-size-complex="12pt" style:text-emphasize="none"/>
    </style:style>
    <style:style style:name="P13"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c7723" officeooo:paragraph-rsid="000c7723" style:font-size-asian="12pt" style:font-style-asian="normal" style:font-weight-asian="normal" style:font-size-complex="12pt" style:text-emphasize="none"/>
    </style:style>
    <style:style style:name="P14"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b4879" officeooo:paragraph-rsid="000c7723" style:font-size-asian="12pt" style:font-style-asian="normal" style:font-weight-asian="normal" style:font-size-complex="12pt" style:text-emphasize="none"/>
    </style:style>
    <style:style style:name="P15"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f59ce" officeooo:paragraph-rsid="000c7723" style:font-size-asian="12pt" style:font-style-asian="normal" style:font-weight-asian="normal" style:font-size-complex="12pt" style:text-emphasize="none"/>
    </style:style>
    <style:style style:name="P16"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0f59ce" officeooo:paragraph-rsid="0010f635" style:font-size-asian="12pt" style:font-style-asian="normal" style:font-weight-asian="normal" style:font-size-complex="12pt" style:text-emphasize="none"/>
    </style:style>
    <style:style style:name="P17"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0f635" officeooo:paragraph-rsid="001331cf" style:font-size-asian="12pt" style:font-style-asian="normal" style:font-weight-asian="normal" style:font-size-complex="12pt" style:text-emphasize="none"/>
    </style:style>
    <style:style style:name="P18"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0f635" officeooo:paragraph-rsid="0010f635" style:font-size-asian="12pt" style:font-style-asian="normal" style:font-weight-asian="normal" style:font-size-complex="12pt" style:text-emphasize="none"/>
    </style:style>
    <style:style style:name="P19"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1aaca" officeooo:paragraph-rsid="001331cf" style:font-size-asian="12pt" style:font-style-asian="normal" style:font-weight-asian="normal" style:font-size-complex="12pt" style:text-emphasize="none"/>
    </style:style>
    <style:style style:name="P20"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052e8" officeooo:paragraph-rsid="000d3745" style:font-size-asian="12pt" style:font-style-asian="normal" style:font-weight-asian="normal" style:font-size-complex="12pt" style:text-emphasize="none"/>
    </style:style>
    <style:style style:name="P21"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6de26" officeooo:paragraph-rsid="0016de26" style:font-size-asian="12pt" style:font-style-asian="normal" style:font-weight-asian="normal" style:font-size-complex="12pt" style:text-emphasize="none"/>
    </style:style>
    <style:style style:name="P22"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67b9a" officeooo:paragraph-rsid="00167b9a" style:font-size-asian="12pt" style:font-style-asian="normal" style:font-weight-asian="normal" style:font-size-complex="12pt" style:text-emphasize="none"/>
    </style:style>
    <style:style style:name="P23"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6de26" officeooo:paragraph-rsid="0016de26" style:font-size-asian="12pt" style:font-style-asian="normal" style:font-weight-asian="normal" style:font-size-complex="12pt" style:text-emphasize="none"/>
    </style:style>
    <style:style style:name="P24"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59452" officeooo:paragraph-rsid="00159452" style:font-size-asian="12pt" style:font-style-asian="normal" style:font-weight-asian="normal" style:font-size-complex="12pt" style:text-emphasize="none"/>
    </style:style>
    <style:style style:name="P25"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26"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paragraph-rsid="00167b9a" style:font-size-asian="12pt" style:font-style-asian="normal" style:font-weight-asian="normal" style:font-size-complex="12pt" style:text-emphasize="none"/>
    </style:style>
    <style:style style:name="P27" style:family="paragraph" style:parent-style-name="Standard">
      <style:paragraph-properties fo:text-align="justify" style:justify-single-word="false" style:writing-mode="lr-tb"/>
      <style:text-properties fo:color="#000000" loext:opacity="100%" style:text-outline="false" style:text-line-through-style="none" style:text-line-through-type="none" style:font-name="Noto Sans Devanagari" fo:font-size="12pt" fo:font-style="normal" fo:text-shadow="none" style:text-underline-style="none" fo:font-weight="normal" officeooo:rsid="00167b9a" officeooo:paragraph-rsid="0016de26" style:font-size-asian="12pt" style:font-style-asian="normal" style:font-weight-asian="normal" style:font-size-complex="12pt" style:text-emphasize="none"/>
    </style:style>
    <style:style style:name="P28" style:family="paragraph" style:parent-style-name="Standard">
      <style:paragraph-properties fo:text-align="justify" style:justify-single-word="false" style:writing-mode="lr-tb"/>
      <style:text-properties style:font-name="Noto Sans Devanagari" fo:font-size="12pt" officeooo:rsid="0016de26" officeooo:paragraph-rsid="0016de26" style:font-size-asian="12pt" style:font-size-complex="12pt"/>
    </style:style>
    <style:style style:name="P29" style:family="paragraph" style:parent-style-name="Standard">
      <style:paragraph-properties fo:text-align="justify" style:justify-single-word="false" style:writing-mode="lr-tb"/>
      <style:text-properties style:font-name="Noto Sans Devanagari" fo:font-size="12pt" officeooo:rsid="0016de26" officeooo:paragraph-rsid="0018c386" style:font-size-asian="12pt" style:font-size-complex="12pt"/>
    </style:style>
    <style:style style:name="P30" style:family="paragraph" style:parent-style-name="Standard">
      <style:paragraph-properties fo:text-align="justify" style:justify-single-word="false" style:writing-mode="lr-tb"/>
      <style:text-properties fo:font-size="12pt" style:font-size-asian="12pt" style:font-size-complex="12pt"/>
    </style:style>
    <style:style style:name="P31" style:family="paragraph" style:parent-style-name="Standard">
      <style:paragraph-properties fo:text-align="justify" style:justify-single-word="false" style:writing-mode="lr-tb"/>
      <style:text-properties fo:font-size="12pt" officeooo:paragraph-rsid="00167b9a" style:font-size-asian="12pt" style:font-size-complex="12pt"/>
    </style:style>
    <style:style style:name="P32" style:family="paragraph" style:parent-style-name="Standard">
      <style:paragraph-properties fo:text-align="justify" style:justify-single-word="false" style:writing-mode="lr-tb"/>
      <style:text-properties fo:font-size="12pt" officeooo:paragraph-rsid="0016de26" style:font-size-asian="12pt" style:font-size-complex="12pt"/>
    </style:style>
    <style:style style:name="T1" style:family="text">
      <style:text-properties fo:color="#000000" loext:opacity="100%" style:text-outline="false" style:text-line-through-style="none" style:text-line-through-type="none" style:font-name="Calibri" fo:font-style="normal" fo:text-shadow="none" style:text-underline-style="none" fo:font-weight="normal" style:font-style-asian="normal" style:font-weight-asian="normal" style:text-emphasize="none"/>
    </style:style>
    <style:style style:name="T2" style:family="text">
      <style:text-properties fo:color="#000000" loext:opacity="100%" style:text-outline="false" style:text-line-through-style="none" style:text-line-through-type="none" style:font-name="Calibri" fo:font-style="normal" fo:text-shadow="none" style:text-underline-style="none" fo:font-weight="normal" officeooo:rsid="000b4879" style:font-style-asian="normal" style:font-weight-asian="normal" style:text-emphasize="none"/>
    </style:style>
    <style:style style:name="T3" style:family="text">
      <style:text-properties fo:color="#000000" loext:opacity="100%" style:text-outline="false" style:text-line-through-style="none" style:text-line-through-type="none" style:font-name="Calibri" fo:font-style="normal" fo:text-shadow="none" style:text-underline-style="none" fo:font-weight="normal" officeooo:rsid="000c7723" style:font-style-asian="normal" style:font-weight-asian="normal" style:text-emphasize="none"/>
    </style:style>
    <style:style style:name="T4" style:family="text">
      <style:text-properties fo:color="#000000" loext:opacity="100%" style:text-outline="false" style:text-line-through-style="none" style:text-line-through-type="none" style:font-name="Calibri" fo:font-style="normal" fo:text-shadow="none" style:text-underline-style="none" fo:font-weight="normal" officeooo:rsid="000f3442" style:font-style-asian="normal" style:font-weight-asian="normal" style:text-emphasize="none"/>
    </style:style>
    <style:style style:name="T5" style:family="text">
      <style:text-properties fo:color="#000000" loext:opacity="100%" style:text-outline="false" style:text-line-through-style="none" style:text-line-through-type="none" style:font-name="Calibri" fo:font-style="normal" fo:text-shadow="none" style:text-underline-style="none" fo:font-weight="normal" officeooo:rsid="000f59ce" style:font-style-asian="normal" style:font-weight-asian="normal" style:text-emphasize="none"/>
    </style:style>
    <style:style style:name="T6" style:family="text">
      <style:text-properties fo:color="#000000" loext:opacity="100%" style:text-outline="false" style:text-line-through-style="none" style:text-line-through-type="none" style:font-name="Calibri" fo:font-style="normal" fo:text-shadow="none" style:text-underline-style="none" fo:font-weight="normal" officeooo:rsid="001052e8" style:font-style-asian="normal" style:font-weight-asian="normal" style:text-emphasize="none"/>
    </style:style>
    <style:style style:name="T7" style:family="text">
      <style:text-properties fo:color="#000000" loext:opacity="100%" style:text-outline="false" style:text-line-through-style="none" style:text-line-through-type="none" style:font-name="Calibri" fo:font-style="normal" fo:text-shadow="none" style:text-underline-style="none" fo:font-weight="normal" officeooo:rsid="0010f635" style:font-style-asian="normal" style:font-weight-asian="normal" style:text-emphasize="none"/>
    </style:style>
    <style:style style:name="T8" style:family="text">
      <style:text-properties fo:color="#000000" loext:opacity="100%" style:text-outline="false" style:text-line-through-style="none" style:text-line-through-type="none" style:font-name="Calibri" fo:font-style="normal" fo:text-shadow="none" style:text-underline-style="none" fo:font-weight="normal" officeooo:rsid="000a9103" style:font-style-asian="normal" style:font-weight-asian="normal" style:text-emphasize="none"/>
    </style:style>
    <style:style style:name="T9" style:family="text">
      <style:text-properties fo:color="#000000" loext:opacity="100%" style:text-outline="false" style:text-line-through-style="none" style:text-line-through-type="none" style:font-name="Calibri" fo:font-style="normal" fo:text-shadow="none" style:text-underline-style="none" fo:font-weight="normal" officeooo:rsid="0011aaca" style:font-style-asian="normal" style:font-weight-asian="normal" style:text-emphasize="none"/>
    </style:style>
    <style:style style:name="T10" style:family="text">
      <style:text-properties fo:color="#000000" loext:opacity="100%" style:text-outline="false" style:text-line-through-style="none" style:text-line-through-type="none" style:font-name="Calibri" fo:font-style="normal" fo:text-shadow="none" style:text-underline-style="none" fo:font-weight="normal" officeooo:rsid="001291d5" style:font-style-asian="normal" style:font-weight-asian="normal" style:text-emphasize="none"/>
    </style:style>
    <style:style style:name="T11" style:family="text">
      <style:text-properties fo:color="#000000" loext:opacity="100%" style:text-outline="false" style:text-line-through-style="none" style:text-line-through-type="none" style:font-name="Calibri" fo:font-style="normal" fo:text-shadow="none" style:text-underline-style="none" fo:font-weight="normal" officeooo:rsid="001331cf" style:font-style-asian="normal" style:font-weight-asian="normal" style:text-emphasize="none"/>
    </style:style>
    <style:style style:name="T12" style:family="text">
      <style:text-properties fo:color="#000000" loext:opacity="100%" style:text-outline="false" style:text-line-through-style="none" style:text-line-through-type="none" style:font-name="Calibri" fo:font-style="normal" fo:text-shadow="none" style:text-underline-style="none" fo:font-weight="normal" officeooo:rsid="00167b9a" style:font-style-asian="normal" style:font-weight-asian="normal" style:text-emphasize="none"/>
    </style:style>
    <style:style style:name="T13" style:family="text">
      <style:text-properties fo:color="#000000" loext:opacity="100%" style:text-outline="false" style:text-line-through-style="none" style:text-line-through-type="none" style:font-name="Calibri" fo:font-style="normal" fo:text-shadow="none" style:text-underline-style="none" fo:font-weight="normal" officeooo:rsid="0016de26" style:font-style-asian="normal" style:font-weight-asian="normal" style:text-emphasize="none"/>
    </style:style>
    <style:style style:name="T14" style:family="text">
      <style:text-properties fo:color="#000000" loext:opacity="100%" style:text-outline="false" style:text-line-through-style="none" style:text-line-through-type="none" style:font-name="Calibri" fo:font-style="normal" fo:text-shadow="none" style:text-underline-style="none" fo:font-weight="normal" officeooo:rsid="001737f7" style:font-style-asian="normal" style:font-weight-asian="normal" style:text-emphasize="none"/>
    </style:style>
    <style:style style:name="T15" style:family="text">
      <style:text-properties fo:color="#000000" loext:opacity="100%" style:text-outline="false" style:text-line-through-style="none" style:text-line-through-type="none" style:font-name="Calibri" fo:font-style="normal" fo:text-shadow="none" style:text-underline-style="none" fo:font-weight="normal" style:font-style-asian="normal" style:font-weight-asian="normal" style:font-weight-complex="normal" style:text-emphasize="none"/>
    </style:style>
    <style:style style:name="T16" style:family="text">
      <style:text-properties fo:color="#000000" loext:opacity="100%" style:text-outline="false" style:text-line-through-style="none" style:text-line-through-type="none" style:font-name="Noto Sans Devanagari" fo:font-style="normal" fo:text-shadow="none" style:text-underline-style="none" fo:font-weight="normal" style:font-style-asian="normal" style:font-weight-asian="normal" style:text-emphasize="none"/>
    </style:style>
    <style:style style:name="T17" style:family="text">
      <style:text-properties fo:color="#000000" loext:opacity="100%" style:text-outline="false" style:text-line-through-style="none" style:text-line-through-type="none" style:font-name="Noto Sans Devanagari" fo:font-style="normal" fo:text-shadow="none" style:text-underline-style="none" fo:font-weight="normal" officeooo:rsid="00167b9a" style:font-style-asian="normal" style:font-weight-asian="normal" style:text-emphasize="none"/>
    </style:style>
    <style:style style:name="T18" style:family="text">
      <style:text-properties fo:color="#000000" loext:opacity="100%" style:text-outline="false" style:text-line-through-style="none" style:text-line-through-type="none" style:font-name="Noto Sans Devanagari" fo:font-style="normal" fo:text-shadow="none" style:text-underline-style="none" fo:font-weight="normal" officeooo:rsid="0016de26" style:font-style-asian="normal" style:font-weight-asian="normal" style:text-emphasize="none"/>
    </style:style>
    <style:style style:name="T19" style:family="text">
      <style:text-properties fo:color="#000000" loext:opacity="100%" style:text-outline="false" style:text-line-through-style="none" style:text-line-through-type="none" style:font-name="Noto Sans Devanagari" fo:font-style="normal" fo:text-shadow="none" style:text-underline-style="none" fo:font-weight="normal" style:font-style-asian="normal" style:font-weight-asian="normal" style:font-weight-complex="normal" style:text-emphasize="none"/>
    </style:style>
    <style:style style:name="T20" style:family="text">
      <style:text-properties officeooo:rsid="00167b9a"/>
    </style:style>
    <style:style style:name="T21" style:family="text">
      <style:text-properties officeooo:rsid="001737f7"/>
    </style:style>
    <style:style style:name="T22" style:family="text">
      <style:text-properties officeooo:rsid="0018c386"/>
    </style:style>
    <style:style style:name="T23" style:family="text">
      <style:text-properties officeooo:rsid="0019db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ĞUŞ TİCARET KOLL.ŞTİ.</text:p>
      <text:p text:style-name="P11"/>
      <text:p text:style-name="P11">1958</text:p>
      <text:p text:style-name="P9"/>
      <text:p text:style-name="P9"><text:tab/>Doğuş Ticaret 1958 yılında babam, Mustafa Balcı (1933-2011 ARE) tarafından kurulmuştur.. <text:tab/></text:p>
      <text:p text:style-name="P9"/>
      <text:p text:style-name="P11">1960</text:p>
      <text:p text:style-name="P11"/>
      <text:p text:style-name="P1"><text:span text:style-name="T1"><text:tab/>1958 – 1970 yılları arasında, Mustafa Balcı, ilk başta inşaat boyacılığı, sonrasında resmi iş müt</text:span><text:span text:style-name="T14">e</text:span><text:span text:style-name="T1">ahhitliği yapmıştır. Bu yıllarda, Tokat’ta ilk olarak mozaik karo üretimine başlamış, mermer atölyesi kurmuş, </text:span><text:span text:style-name="T2">ve Ankara -Tokat hattında kamyon ile <text:s/>(Kırmızı BMC) haftalık düzenli seferlerle taşımacılık yapmaya başlamıştır. Bu taşımacılık sırasında Ankara – Tokat ambarını kurmuştur. Bugün bile (2019) halen</text:span><text:span text:style-name="T1"> </text:span><text:span text:style-name="T2">bu hatta düzenli sefer yapan bir taşımacılık şirketi yoktur.</text:span></text:p>
      <text:p text:style-name="P8"/>
      <text:p text:style-name="P8"><text:tab/>Tokat’ta Eski Devlet Hastanesi yanındaki Ülkü <text:s/>İlkokulu, Cumhuriyet İlkokulu, Niksar’da Şair Ahmet İlkokulu, anlattığı hatıralarından benim aklımda kalan, yaptığı resmi işlerden bazılarıdır. Ülkü İlkokulu ve Cumhuriyet İlkokulu halen (2019), yapıldıkları ilk haliyle hizmet vermektedirler. <text:s text:c="2"/></text:p>
      <text:p text:style-name="P8"/>
      <text:p text:style-name="P11">1970</text:p>
      <text:p text:style-name="P10"><text:tab/></text:p>
      <text:p text:style-name="P2"><text:span text:style-name="T1"><text:tab/></text:span><text:span text:style-name="T2">Doğuş Ticaret, babamın kardeşi İsmail Balcı ‘nın (1956 – 2012 ARE), askerden 1970 yılında gelmesiyle, iki ortaklı bir şirket haline gelmiştir. </text:span><text:span text:style-name="T3">Bu dönemde, inşaat sektörününde canlanmasıyla şirket, ticarette hareketli yıllar geçirmiştir. Rahmetli babam, 60’lı yıllarda işin çok az ve karların çok düşük olduğundan bahsederdi. Ticarette bunu, 2000’li yıllarda tekrar yaşamaya başladık ve bunu yeni nesil olarak fark etmemiz uzun bir zaman aldı ve bize maliyeti ağır oldu.</text:span></text:p>
      <text:p text:style-name="P13"/>
      <text:p text:style-name="P2"><text:span text:style-name="T3"><text:tab/> </text:span><text:span text:style-name="T2">Bu yıllarda, babam ve dayım Mustafa Işıklıyurt (1935-2009 ARE) ortak çalışmışlar, 18 kamyon bir Caterpillar 910 kepçe ile yol mütaahhitliği, </text:span><text:span text:style-name="T3">yurtiçi ve u</text:span><text:span text:style-name="T2">luslararası taşımacılık </text:span><text:span text:style-name="T3">yapmışlardı</text:span><text:span text:style-name="T2">. </text:span></text:p>
      <text:p text:style-name="P14"/>
      <text:p text:style-name="P2"><text:span text:style-name="T2"><text:tab/></text:span><text:span text:style-name="T3">Çocukluğum, bu kamyonların ve kepçenin, Doğuş Ticaretin yanında bulunan Ali Yücel Spor Salonunun arkasındaki <text:s/>ara sokakta oynadığımız top oyunlarının hatıralarıyla doludur. Ve tabiiki, ve en güzeli, tüm ailenin, dayımlar, amcamlar ve biz, bir araya gelip yemeklerin yenildiği, çocuklar olarak oyun oynadığımız o akşamlar...</text:span></text:p>
      <text:p text:style-name="P13"/>
      <text:p text:style-name="P2"><text:span text:style-name="T3"><text:tab/></text:span><text:span text:style-name="T4">1974 yılında babamın, sağ-sol davalarından, bir iftira sonucu 75 gün cezaevinde yatması, cezaevine ziyarete gelen annem Hasibe Balcı’nın (1930-201</text:span><text:span text:style-name="T5">3</text:span><text:span text:style-name="T4"> ARE) “</text:span><text:span text:style-name="T5">bir evimiz olsaydı ben bu çocuklara sıkıntısız bakardım” ifadesi, babamın ticari hayata başka türlü bakmasına neden olmuş. O yıllar, içeri düşenlerinde dışarıda olanlarında yarınlarının belli olmadığı yıllardı. Tam olarak hangi yıldı hatırlamıyorum ama, 2000’li </text:span><text:soft-page-break/><text:span text:style-name="T5">yıllarda, babamın hapishanede yatmasına neden olan kişinin, bir pazar günü babamın evine, mahallenin muhtarı Nuri Amca ile gelip helallik istemesine şahit olmuştum. </text:span></text:p>
      <text:p text:style-name="P15"/>
      <text:p text:style-name="P3"><text:span text:style-name="T5"><text:tab/>Hapishaneden çıktıktan sonra, babam kümbetteki ilk oturduğumuz evi, 4 katlı binayı, 4. katı teras olan ve terasta süs havuzu olan evi yaptı. 1978 yılında, dabakhane de oturduğumuz bahçeli </text:span><text:span text:style-name="T6">kiralık</text:span><text:span text:style-name="T5"> evden, k</text:span><text:span text:style-name="T6">ümbetteki kendi evimizin </text:span><text:span text:style-name="T5"><text:s/>3. ve 4. katına göçtük. </text:span></text:p>
      <text:p text:style-name="P16"/>
      <text:p text:style-name="P4"><text:span text:style-name="T5"><text:tab/></text:span><text:span text:style-name="T7">1974’de babamın başkanlığına geldiği Küçük Sanayi Sitesi Kooperatifinin yapımı 1978 yılında tamamlanmış, işyeri sahipleri işyerlerine göçmeye başlamıştı. </text:span><text:span text:style-name="T9">Sanayi sitesinde, babama ait 60 m2’lik 4 adet dükkan, amcama ait 4 adet 60 m2’lik dükkan ve 1200 m2’lik fabrika alanı vardı.</text:span><text:span text:style-name="T7"> Sivri Tekkenin yanında faaliyet gösteren karo ve mermer atölyesi, sanayi sitesi fabrikalar bloktaki 1200 m2’lik yeni yerine taşındı. Doğuş Ticaret bünyesinde satışı yapılan oto boya grubuda, ilk önce sanayi camii altındaki küçük dükkanlardan birine taşınmış, daha sonra mermer atölyesinin olduğu yere taşınmıştı. </text:span></text:p>
      <text:p text:style-name="P17"/>
      <text:p text:style-name="P7"><text:span text:style-name="T9">H</text:span><text:span text:style-name="T7">AKAN BALCI</text:span></text:p>
      <text:p text:style-name="P17"/>
      <text:p text:style-name="P4"><text:span text:style-name="T7"><text:tab/>Oto boya grubu, amcamın oğlu Hakan Balcı’nın (1972-2009 ARE) askerden gelmesi ile, <text:s/></text:span><text:span text:style-name="T9">Balkan Ticaret adında ayrı bir şirket kurularak, Hakan’a devredildi. Hakan bu işi, </text:span><text:span text:style-name="T11">babasına ait 4 dükkan olmasına rağmen,</text:span><text:span text:style-name="T9"> babamın sanayi sitesi acentalar bloktaki dükkanında herhangi bir kira ödemesi yapmadan yürütttü. <text:s/>Doğuş Ticaret, kendi bünyesindeki oto boya grubu malzemelerini, Hakan’a devrederken herhangi bir ücret almamıştır. </text:span></text:p>
      <text:p text:style-name="P19"/>
      <text:p text:style-name="P3"><text:span text:style-name="T9"><text:tab/>Hakan 2005 yılında gıda sektörüne giriş yaptı. </text:span><text:span text:style-name="T10">Arma Market isminde 18 ortaklı bir şirkete ortak oldu. Ortaklardan biride abim Atila idi. Aynı zamanda patates cipsi, peynir işinede girdi. Bildiğim kadarıyla, sanayi sitesindeki dükkanın altında halen oda şeklinde buzdolabı durmakta.</text:span><text:span text:style-name="T9"> <text:s/>2007 yılına gelindiğinde, </text:span><text:span text:style-name="T10"><text:tab/>yaklaşık </text:span><text:span text:style-name="T9">500000,00 TL borçla gıda işine son verdi. Rakamın büyüklüğü, o yıllarda “1 amerikan dolarının 1 TL“ olduğu ifadesi ile daha rahat anlaşılacaktır. Hakan’ın düştüğü bu durumdan çıkmasına en büyük desteği yine Doğuş Ticaret verdi. Hakan’a ait kredi ve resmi borçların 85571,00 TL tutarında bir kısım Doğuş Ticaret kasasından ödendi. </text:span><text:span text:style-name="T10"><text:s/>Amcamın sanayide dükkanları, yengemin Doğuş Ticaretin yapıp teslim ettiği daireleri olmasına rağmen, Hakan yaşamının son dönemini borç ve sıkıntı içerisinde geçirdi. Bu arada Arma Marketteki hissesini, 90000,00 <text:s/>TL gibi bir rakamla sattı. Ve sanıyorum, son döneminde borçlarının çoğunu kapatmayı başarmıştı. Ama benim tahminim, bu sıkıntılı dönem Hakan’ın hayatına mal oldu. 2009 yılında bir sabah Hak’kın rahmetine kavuştuğunda, bir kanadım kopmuş gibi hissettim. Benzer bir şekilde babam rahmetli olduğunda da, sırtımı yasladığım tüm arkam yok olmuş gibi kendimi bir boşlukta hissetmiştim. Halen de bu boşluk devam etmekte...</text:span></text:p>
      <text:p text:style-name="P12"><text:tab/></text:p>
      <text:p text:style-name="P4"><text:soft-page-break/><text:span text:style-name="T9"><text:tab/>Hakan, 2009 yılında rahmetli olana kadar, bu işi yürüttü. Rahmetli olduktan sonra hanımı </text:span><text:span text:style-name="T11">ve oğlu</text:span><text:span text:style-name="T9">, 2018 yılının ağustos ayına kadar bu işi yürüttü</text:span><text:span text:style-name="T11">ler</text:span><text:span text:style-name="T9">. Bu tarihte</text:span><text:span text:style-name="T11">, <text:s/></text:span><text:span text:style-name="T9">oto boya grubu</text:span><text:span text:style-name="T11">nun</text:span><text:span text:style-name="T9"> faaliyetine son ver</text:span><text:span text:style-name="T11">diler. </text:span></text:p>
      <text:p text:style-name="P19"/>
      <text:p text:style-name="P8"/>
      <text:p text:style-name="P11">1980</text:p>
      <text:p text:style-name="P11"/>
      <text:p text:style-name="P6"><text:span text:style-name="T1"><text:tab/>1980 yılında dayım ve babamın ortaklığı sona erdi. </text:span><text:span text:style-name="T4">80’li yıllar Doğuş Ticaretin resmi dairelere ve piyasaya hakim olduğu bir dönem olarak geçti. Bu dönem, aynı zamanda özel bina inşaatlarında yapılmaya başlandığı dönem oldu.</text:span><text:span text:style-name="T1"> </text:span><text:span text:style-name="T6">Babam, </text:span><text:span text:style-name="T1">198</text:span><text:span text:style-name="T6">4</text:span><text:span text:style-name="T1"> yılında </text:span><text:span text:style-name="T6">şu anda oturmakta olduğumuz 5 katlı binayı yapmıştı.</text:span><text:span text:style-name="T1"> </text:span><text:span text:style-name="T6">Ben, Samsun’da lisedeydim. Babam, amcam, abilerim o eve göçtüler. 1. katta babam ve <text:line-break/>Ali abim, 3. katta amcam, 5.katta Atila abim. Sonraki yıllarda Babam giriş daireye geçti. Atil</text:span><text:span text:style-name="T7">a</text:span><text:span text:style-name="T6"> abim, önce kümbetteki eski evin 1.katına, daha sonra 2005 yılında Karşıyaka </text:span><text:span text:style-name="T14">da</text:span><text:span text:style-name="T6"> yaptığımız, şu anda oturduğu daireye taşındı. Bu arada 1993 yılında ben evlendim ve abimin çıktığı, 5.kata yerleştim. Halen or</text:span><text:span text:style-name="T14">a</text:span><text:span text:style-name="T6">da oturuyoruz.</text:span></text:p>
      <text:p text:style-name="P20"/>
      <text:p text:style-name="P5"><text:span text:style-name="T8"><text:tab/></text:span><text:span text:style-name="T1">Doğuş Ticaret, </text:span><text:span text:style-name="T7">80 ve 90’lı yıllarda amcam ve Ali abimle yoluna devam etmekteydi. Amcam resmi dairelerle olan işleri halleder, ali abimde dükkana bakar, hesapları tutardı. 1988 yılında, Doğuş Ticaret, babamın hissesini bana devretmesiyle, amcamında </text:span><text:span text:style-name="T14">1994’ te </text:span><text:span text:style-name="T7">kızı Nazan’a devretmesiyle yeni bir döneme girmiş oldu.</text:span></text:p>
      <text:p text:style-name="P18"/>
      <text:p text:style-name="P21">1990</text:p>
      <text:p text:style-name="P5"><text:span text:style-name="T7"><text:tab/>Doğuş Ticaret, 1994 yılında, amcamın hanımı </text:span><text:span text:style-name="T1">Ayten Balcı’nın </text:span><text:span text:style-name="T7">annesinden kalan</text:span><text:span text:style-name="T1"> arsasına, 1 daire karşılığı bina yaptı. </text:span><text:span text:style-name="T7">Arsaya 5 daire ve bir dükkan yapılabiliyordu. </text:span><text:span text:style-name="T1">4 daire 1 dükkan Doğuş Ticarete kaldı.</text:span></text:p>
      <text:p text:style-name="P24">Abim Ali Balcı, bu dönemde dairelerin 3 adedinin tapusunu Ayten Balcı üzerine yaptı. Buda ilk anlaşmazlığın ortaya çıkmasına neden oldu. Ayten Balcı, 3 dairenin kendisine arsasının karşılığında verildiği varsaydı (en azından ben öyle tahmin ediyorum). Aynı dönemde Ayten Balcı ve 6 kardeşi aynı arsada binalar yaptırdılar. Köşedeki Ünal Çıtır’a ait binada müteahhit 2 daire karşılığı binayı yaptı. Diğerleri 1 daire karşılığı binalarını yaptırdılar. Herneyse, o dönemde abim Ali Balcı’nın babam tarafoından uyarılmasına rağmen, yaptığı bazı hatalar bugünlerdeki anlaşmazlıkların temellerini oluşturdu.</text:p>
      <text:p text:style-name="P25"/>
      <text:p text:style-name="P24">Doğuş Ticaret, o günlerde, ticaretteki ilk büyük darbesini yedi. Ama işlerin çokluğu nedeniyle bu farkedilmedi ve sonuçlarına yıllar sonra ben katlanmak zorunda kaldım. Darbe neydi?. Darbe, Doğuş Ticaret bir bina yaptı. Burada imalatını yaptığı daireleri satarak yoluna devam edebilirdi. Ama dairelerin 3 tanesi, Ayten Balcı’ya, diğer iki daire ve bir dükkan da bana tapu edilerek, Doğuş Ticaretin sermayesinin büyük oranda azalmasına neden oldu.</text:p>
      <text:p text:style-name="P24"/>
      <text:p text:style-name="P22">Burada, binanın dağılımı, arsa sahibi olarak 1 daire ayten balcıya, Doğuş Ticarete ait olan 4 dairenin 2 si ortaklardan Nazan Balcı ve 2 si bana, dükkan ise yarı yarıya ortaklara devredimeliydi. Burada Ali Balcı 3 daireyi Ayten Balcı, diğer 2 daire ve <text:soft-page-break/>dükkanı benim üzerime tapu etti. Ayten Balcı kendi ve kızına ait 3 dairenin tapusunu almış oldu. Dükkandan da yarı hisseyi daha sonra hesaplarına alacak kayıt ettim.</text:p>
      <text:p text:style-name="P24"><text:s text:c="2"/></text:p>
      <text:p text:style-name="P21">2000</text:p>
      <text:p text:style-name="P21"/>
      <text:p text:style-name="P25"><text:span text:style-name="T20">Ali Balcı, dayım, Mustafa Işıklıyurt un, Ali Paşa Hamamının yanındaki arsadaki 1/3 lük hissesini satın almak üzere bana ait dairenin birini sattı. </text:span><text:s/>Bu satıştan elde edilen para ile, <text:span text:style-name="T20">1/3 lük arsanın</text:span> <text:span text:style-name="T20">y</text:span>arısı ismail balcı, yarısı h.murat balcı üzerine tapu edildi.</text:p>
      <text:p text:style-name="P25"><text:span text:style-name="T20">B</text:span>u<text:span text:style-name="T20">rada, Ali Balcı,</text:span> <text:span text:style-name="T20">bana ait bir</text:span> daire<text:span text:style-name="T20">den</text:span> ge<text:span text:style-name="T20">len ge</text:span>lirin yarısını <text:span text:style-name="T20">İ</text:span>smail <text:span text:style-name="T20">B</text:span>alcıya </text:p>
      <text:p text:style-name="P30"><text:span text:style-name="T1">aktarmış oldu. </text:span><text:span text:style-name="T12">80000 TL ye satılan dairenin yarısının amcamın üzerine tapu edilmesiyle, benim </text:span><text:span text:style-name="T1">burada </text:span><text:span text:style-name="T19">40.000 TL alacağ</text:span><text:span text:style-name="T16">ı</text:span><text:span text:style-name="T17">m</text:span><text:span text:style-name="T16"> oluşmuştur.</text:span></text:p>
      <text:p text:style-name="P26"><text:span text:style-name="T20">Daha sonraki yıllarda, </text:span>nazan ve <text:span text:style-name="T20">bana</text:span> ait dükkan<text:span text:style-name="T20">ı</text:span> 30000 TL <text:span text:style-name="T20">ye</text:span> v<text:span text:style-name="T20">e</text:span> <text:span text:style-name="T20">bana</text:span> ait daire<text:span text:style-name="T20">yi</text:span> 80000 TL ye sat<text:span text:style-name="T20">tım ve ablam </text:span>Ayşe balcıya istanbuldaki dairesi<text:span text:style-name="T20">ni</text:span> aldı<text:span text:style-name="T20">k.</text:span> (istanbuldaki daire alınırken, buna ek olarak, <text:span text:style-name="T20">tapusu bana ait olan, t</text:span>uzgümrüğünde iki dükkan 80000 TL <text:span text:style-name="T20">ye</text:span> satıldı ve toplamda ayşe balcıya</text:p>
      <text:p text:style-name="P25">190000 TL aktarılmış oldu, <text:span text:style-name="T20">babam da ekleyerek 235000 TL ye daireyi aldı</text:span>) </text:p>
      <text:p text:style-name="P22">Ablam hala İstanbul’da bu evde yaşıyor.</text:p>
      <text:p text:style-name="P31"><text:span text:style-name="T1">nazan ve hacıya ait dükkandan elde edilen gelirden hacının </text:span><text:span text:style-name="T15">Nazana 15000 TL borcu</text:span><text:span text:style-name="T16"> oluşmuştur.</text:span></text:p>
      <text:p text:style-name="P31"><text:span text:style-name="T12">Doğuş Ticarette 2. büyük darbe, </text:span><text:span text:style-name="T1">Hakan Balcının gıda işinde</text:span><text:span text:style-name="T12">ki</text:span><text:span text:style-name="T1"> 85571 TL </text:span><text:span text:style-name="T12">lik </text:span><text:span text:style-name="T1">borcu</text:span><text:span text:style-name="T12">nu</text:span><text:span text:style-name="T1"> ödenm</text:span><text:span text:style-name="T12">esiyle ortaya çıkmıştır ve </text:span><text:span text:style-name="T14">bu</text:span><text:span text:style-name="T12"> tarihten sonra Doğuş Ticaret kendini toparlayamamıştır.</text:span></text:p>
      <text:p text:style-name="P22"/>
      <text:p text:style-name="P30"><text:span text:style-name="T12">Bu olayda, </text:span><text:span text:style-name="T1">Doğuş ticaretin hissedarı olarak hacının, hakana ödenen miktar kadar Yani </text:span><text:span text:style-name="T19">85571 TL alacağı</text:span><text:span text:style-name="T16"> oluşmuştur.</text:span></text:p>
      <text:p text:style-name="P22">2007 yılında, abim Ali Balcı, bir gün bana gelip kendi dükkanıma, yani Doğuş Ticarete bakmamı, kendisinin mermer işine geri döneceğini, herkesin kendi işine bakması gerektiğini söyleyerek, işi bana devretti ve sanayiye gitti. İlk başta, bu ola<text:span text:style-name="T21">y</text:span>ın sadece bir yer değiştirme olduğunu düşünmüştüm. Ama Doğuş Ticaretin içinde bulunduğu durumu gördüğümde, bunun bir yer değiştirmeden çok öte <text:span text:style-name="T21">b</text:span>ir şey olduğunu fark ettim. Doğuş Ticaret, devamlı olarak aşağı doğru gidiyordu. Amcam, İsmail Balcı, benim Doğuşa gelmemden bir iki yıl önce felç geçirmişti ve ticari hayatla bir alakası kalmamıştı. Doğuşun, yaptığı binayı ortaklara devretmesi, Hakan’ın borcunu ödemesi zayıflamasına ve bunun sonucu olarak işlerin sıkıntıya girmesiyle, amcamın felç geçirmesine neden oldu. Amcamın felç geçirmesi, Doğuş a daha büyük bir darbe olarak yansıdı. Çünkü amcam, Doğuşun ayakta durmasını sağlayan resmi daire satışlarını organize eden kişiydi ve rahatsızlığyla birlikte Doğuş’un resmi daire satışlarıda azalmaya başladı. Bunun devamında, 2000 yıllarda, resmi dairelerin alımları azaltması, enflasyonun tek haneli rakamlara inmesi, sonun başlangıcına zemin hazırladı. </text:p>
      <text:p text:style-name="P26"/>
      <text:p text:style-name="P26"/>
      <text:p text:style-name="P32"><text:soft-page-break/><text:span text:style-name="T13">Ben</text:span><text:span text:style-name="T1"> Doğuş Ticarete ilk geçtiği yıl, </text:span><text:span text:style-name="T13">envanter yaklaiık 60000 TL idi ve o yıl </text:span><text:span text:style-name="T1"><text:s/>Mustafa Balcıdan borçları ödemek için 50000 TL nakit al</text:span><text:span text:style-name="T13">dım</text:span><text:span text:style-name="T1"> ve Doğuş Ticaret</text:span><text:span text:style-name="T13">in geri kalan yıllardaki nötr ticaretinin ilk adımını attım. </text:span></text:p>
      <text:p text:style-name="P21"/>
      <text:p text:style-name="P27">Babamın sağlığında yaşanan bu olaylarda, hiç kimse olayların nereye gideceği konusunda bir fikir sahibi değildi. </text:p>
      <text:p text:style-name="P21"/>
      <text:p text:style-name="P21"/>
      <text:p text:style-name="P21">2010</text:p>
      <text:p text:style-name="P21"/>
      <text:p text:style-name="P32"><text:span text:style-name="T13">Aslına bakarsanız, 2007 yılında Doğuş Ticarete geldiğimde Doğuş Ticaret sıfırı tüketmişti. Eldeki envanter malzemelerinin çoğu artık malzeme idi ve bu yazıyı kaleme aldığım günlerde, şu anda karşımda duruyorlar. </text:span><text:span text:style-name="T18">Bu olaydan sonra Doğuş Ticareti kapattığım 2017 yılı haziran ayına kadar borçlanmadan ticaret yapmaya özen göstermeye çalıştım.</text:span></text:p>
      <text:p text:style-name="P22"/>
      <text:p text:style-name="P28">2011 yılında babamı kaybettik. Bu yeni bir dönemin başlangıcı oldu. Babam, ailemizin direğiydi. Yapılan tüm işlerde <text:span text:style-name="T22">önder oydu. Yanlışa düşüleceğini anladığında bizi uyarırdı. Vefatını takip eden birkaç yıl içerisinde abimler birkaç değişik işe girerek önümüzdeki 10 yılı sıkıntılı geçirmemize neden olacak adımlar attılar. </text:span></text:p>
      <text:p text:style-name="P29"><text:tab/></text:p>
      <text:p text:style-name="P29"><text:span text:style-name="T22"><text:tab/>Burada kimseyi suçlayacak ifadeler kullanmak istemem. Herkes kendinden sorumludur (Bu cümleyi anlamam 2015 yılında 180 000 TL ye ve hayatımın 47 yılına mal oldu.). 2010’lu yılların sonuna kadar abilerimin liderliğinde işler yapmaya gayret ettim. Ama gelişen olaylarla, aslında bir hayal dünyasında yaşadığımı fark ettim. Yıllarca babamın önderliğinde yapılan işler neticesinde ortaya çıkan bir varlık var.</text:span></text:p>
      <text:p text:style-name="P29"><text:span text:style-name="T22">Bu yıllarda abilerimin girdiği işlerle hızarhane caddesinde 2 arsa alındı, Organizede <text:s/>12,5 dönümlük bir yer alındı üzerine 900 m2 kapalı alan yapıldı. </text:span><text:span text:style-name="T23">Yeşilırmak kıyısında 4 dönümlük bir arsa ve 600 m2 kapalı alanı olan 6,5 dönümlük bir arsa alındı.</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Devanagari2"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11T10:12:21.517443298</meta:creation-date>
    <dc:date>2022-03-08T18:10:39.432720360</dc:date>
    <meta:editing-duration>PT24M5S</meta:editing-duration>
    <meta:editing-cycles>4</meta:editing-cycles>
    <meta:generator>LibreOffice/7.2.5.2$Linux_X86_64 LibreOffice_project/20$Build-2</meta:generator>
    <meta:document-statistic meta:table-count="0" meta:image-count="0" meta:object-count="0" meta:page-count="5" meta:paragraph-count="47" meta:word-count="1676" meta:character-count="11961" meta:non-whitespace-character-count="10271"/>
  </office:meta>
</office:document-meta>
</file>